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ing_20_1">
      <style:paragraph-properties fo:break-before="page"/>
      <style:text-properties officeooo:rsid="000eb605" officeooo:paragraph-rsid="000eb605"/>
    </style:style>
    <style:style style:name="P5" style:family="paragraph" style:parent-style-name="Heading_20_2">
      <style:text-properties officeooo:rsid="000eb605" officeooo:paragraph-rsid="000eb605"/>
    </style:style>
    <style:style style:name="P6" style:family="paragraph" style:parent-style-name="Heading_20_2">
      <style:paragraph-properties fo:break-before="page"/>
      <style:text-properties officeooo:rsid="000eb605" officeooo:paragraph-rsid="000eb605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text-properties officeooo:paragraph-rsid="000eb605"/>
    </style:style>
    <style:style style:name="P9" style:family="paragraph" style:parent-style-name="Text_20_body">
      <style:paragraph-properties fo:text-align="end" style:justify-single-word="false"/>
      <style:text-properties officeooo:paragraph-rsid="000eb605"/>
    </style:style>
    <style:style style:name="P10" style:family="paragraph" style:parent-style-name="Text_20_body">
      <style:paragraph-properties fo:text-align="start" style:justify-single-word="false"/>
      <style:text-properties officeooo:paragraph-rsid="000eb605"/>
    </style:style>
    <style:style style:name="T1" style:family="text">
      <style:text-properties officeooo:rsid="000eb605"/>
    </style:style>
    <style:style style:name="T2" style:family="text">
      <style:text-properties style:font-name="Times New Roman" officeooo:rsid="000eb605"/>
    </style:style>
    <style:style style:name="T3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ntrega de capturas Examen SOR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><text:span text:style-name="T2">Radoslaw Lisiecki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1"><text:a xlink:type="simple" xlink:href="#__RefHeading___Toc1033_4140180185" text:style-name="Index_20_Link" text:visited-style-name="Index_20_Link">Máquina DebianServer<text:tab/>3</text:a></text:p>
          <text:p text:style-name="P2"><text:a xlink:type="simple" xlink:href="#__RefHeading___Toc1035_4140180185" text:style-name="Index_20_Link" text:visited-style-name="Index_20_Link">cat /etc/hosts;cat /etc/hostname<text:tab/>3</text:a></text:p>
          <text:p text:style-name="P2"><text:a xlink:type="simple" xlink:href="#__RefHeading___Toc1037_4140180185" text:style-name="Index_20_Link" text:visited-style-name="Index_20_Link">ip link;ip addr<text:tab/>4</text:a></text:p>
          <text:p text:style-name="P2"><text:a xlink:type="simple" xlink:href="#__RefHeading___Toc1039_4140180185" text:style-name="Index_20_Link" text:visited-style-name="Index_20_Link">samba-tool domain info 127.0.0.1<text:tab/>5</text:a></text:p>
          <text:p text:style-name="P2"><text:a xlink:type="simple" xlink:href="#__RefHeading___Toc1041_4140180185" text:style-name="Index_20_Link" text:visited-style-name="Index_20_Link">samba-tool ou list<text:tab/>6</text:a></text:p>
          <text:p text:style-name="P2"><text:a xlink:type="simple" xlink:href="#__RefHeading___Toc1043_4140180185" text:style-name="Index_20_Link" text:visited-style-name="Index_20_Link">samba-tool user list<text:tab/>7</text:a></text:p>
          <text:p text:style-name="P2"><text:a xlink:type="simple" xlink:href="#__RefHeading___Toc1045_4140180185" text:style-name="Index_20_Link" text:visited-style-name="Index_20_Link">samba-tool group list<text:tab/>8</text:a></text:p>
          <text:p text:style-name="P2"><text:a xlink:type="simple" xlink:href="#__RefHeading___Toc1047_4140180185" text:style-name="Index_20_Link" text:visited-style-name="Index_20_Link">df -h;tree /raiddatos ← cambiar<text:tab/>9</text:a></text:p>
          <text:p text:style-name="P2"><text:a xlink:type="simple" xlink:href="#__RefHeading___Toc1049_4140180185" text:style-name="Index_20_Link" text:visited-style-name="Index_20_Link">smbclient -L localhost -U%<text:tab/>10</text:a></text:p>
          <text:p text:style-name="P2"><text:a xlink:type="simple" xlink:href="#__RefHeading___Toc1051_4140180185" text:style-name="Index_20_Link" text:visited-style-name="Index_20_Link">getent passwd|tail -n5;getent group |tail -n5<text:tab/>11</text:a></text:p>
          <text:p text:style-name="P2"><text:a xlink:type="simple" xlink:href="#__RefHeading___Toc1053_4140180185" text:style-name="Index_20_Link" text:visited-style-name="Index_20_Link">getfacl /raiddatos/diradmin ← cambiar<text:tab/>12</text:a></text:p>
          <text:p text:style-name="P2"><text:a xlink:type="simple" xlink:href="#__RefHeading___Toc1055_4140180185" text:style-name="Index_20_Link" text:visited-style-name="Index_20_Link">getfacl /raiddatos/PerfisWindows ← cambiar<text:tab/>13</text:a></text:p>
          <text:p text:style-name="P1"><text:a xlink:type="simple" xlink:href="#__RefHeading___Toc1057_4140180185" text:style-name="Index_20_Link" text:visited-style-name="Index_20_Link">Máquina Windows Cliente:<text:tab/>14</text:a></text:p>
          <text:p text:style-name="P2"><text:a xlink:type="simple" xlink:href="#__RefHeading___Toc1059_4140180185" text:style-name="Index_20_Link" text:visited-style-name="Index_20_Link">Capturas desde administrator<text:tab/>14</text:a></text:p>
          <text:p text:style-name="P2"><text:a xlink:type="simple" xlink:href="#__RefHeading___Toc1061_4140180185" text:style-name="Index_20_Link" text:visited-style-name="Index_20_Link">Capturas desde uadm1 ← cambiar<text:tab/>15</text:a></text:p>
        </text:index-body>
      </text:table-of-content>
      <text:p text:style-name="P10"><text:span text:style-name="T2"/></text:p>
      <text:h text:style-name="P4" text:outline-level="1"><text:bookmark-start text:name="__RefHeading___Toc1033_4140180185"/>Máquina DebianServer<text:bookmark-end text:name="__RefHeading___Toc1033_4140180185"/></text:h>
      <text:h text:style-name="P5" text:outline-level="2"><text:bookmark-start text:name="__RefHeading___Toc1035_4140180185"/>cat /etc/hosts;cat /etc/hostname<text:bookmark-end text:name="__RefHeading___Toc1035_4140180185"/></text:h>
      <text:h text:style-name="P6" text:outline-level="2"><text:bookmark-start text:name="__RefHeading___Toc1037_4140180185"/>ip link;ip addr<text:bookmark-end text:name="__RefHeading___Toc1037_4140180185"/></text:h>
      <text:h text:style-name="P6" text:outline-level="2"><text:bookmark-start text:name="__RefHeading___Toc1039_4140180185"/>samba-tool domain info 127.0.0.1<text:bookmark-end text:name="__RefHeading___Toc1039_4140180185"/></text:h>
      <text:h text:style-name="P6" text:outline-level="2"><text:bookmark-start text:name="__RefHeading___Toc1041_4140180185"/>samba-tool ou list<text:bookmark-end text:name="__RefHeading___Toc1041_4140180185"/></text:h>
      <text:p text:style-name="P8"/>
      <text:h text:style-name="P6" text:outline-level="2"><text:bookmark-start text:name="__RefHeading___Toc1043_4140180185"/>samba-tool user list<text:bookmark-end text:name="__RefHeading___Toc1043_4140180185"/></text:h>
      <text:p text:style-name="P8"/>
      <text:h text:style-name="P6" text:outline-level="2"><text:bookmark-start text:name="__RefHeading___Toc1045_4140180185"/>samba-tool group list<text:bookmark-end text:name="__RefHeading___Toc1045_4140180185"/></text:h>
      <text:p text:style-name="P8"/>
      <text:h text:style-name="P7" text:outline-level="2"><text:bookmark-start text:name="__RefHeading___Toc1047_4140180185"/>df -h;tree /raiddatos ← <text:span text:style-name="T1">cambiar</text:span><text:bookmark-end text:name="__RefHeading___Toc1047_4140180185"/></text:h>
      <text:p text:style-name="P8"/>
      <text:h text:style-name="P7" text:outline-level="2"><text:bookmark-start text:name="__RefHeading___Toc1049_4140180185"/>smbclient -L localhost -U%<text:bookmark-end text:name="__RefHeading___Toc1049_4140180185"/></text:h>
      <text:p text:style-name="Text_20_body"/>
      <text:h text:style-name="P7" text:outline-level="2"><text:bookmark-start text:name="__RefHeading___Toc1051_4140180185"/>getent passwd|tail -n5;getent group |tail -n5<text:bookmark-end text:name="__RefHeading___Toc1051_4140180185"/></text:h>
      <text:p text:style-name="Text_20_body"/>
      <text:h text:style-name="P7" text:outline-level="2"><text:bookmark-start text:name="__RefHeading___Toc1053_4140180185"/>getfacl /raiddatos/diradmin ← <text:span text:style-name="T1">cambiar</text:span><text:bookmark-end text:name="__RefHeading___Toc1053_4140180185"/></text:h>
      <text:p text:style-name="Text_20_body"/>
      <text:h text:style-name="P7" text:outline-level="2"><text:bookmark-start text:name="__RefHeading___Toc1055_4140180185"/>getfacl /raiddatos/PerfisWindows ← <text:span text:style-name="T1">cambiar</text:span><text:bookmark-end text:name="__RefHeading___Toc1055_4140180185"/></text:h>
      <text:h text:style-name="P4" text:outline-level="1"><text:bookmark-start text:name="__RefHeading___Toc1057_4140180185"/>Máquina Windows Cliente:<text:bookmark-end text:name="__RefHeading___Toc1057_4140180185"/></text:h>
      <text:h text:style-name="P5" text:outline-level="2"><text:bookmark-start text:name="__RefHeading___Toc1059_4140180185"/>Capturas desde administrator<text:bookmark-end text:name="__RefHeading___Toc1059_4140180185"/></text:h>
      <text:p text:style-name="P8"/>
      <text:h text:style-name="P6" text:outline-level="2"><text:bookmark-start text:name="__RefHeading___Toc1061_4140180185"/>Capturas desde uadm1 ← cambiar<text:bookmark-end text:name="__RefHeading___Toc1061_414018018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22T20:59:47.842000000</dc:date>
    <meta:editing-duration>PT11M11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15" meta:paragraph-count="34" meta:word-count="134" meta:character-count="937" meta:non-whitespace-character-count="836"/>
  </office:meta>
</office:document-meta>
</file>